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3fcb"/>
    </style:style>
    <style:style style:name="P2" style:family="paragraph" style:parent-style-name="Standard">
      <style:text-properties officeooo:rsid="00033fcb" officeooo:paragraph-rsid="00033fcb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33fcb"/>
    </style:style>
    <style:style style:name="T1" style:family="text">
      <style:text-properties officeooo:rsid="00033f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officeooo:rsid="00053c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ling Palaeoenvironmental Time Series <text:span text:style-name="T4">U</text:span>sing Generalized Additive Models</text:p>
      <text:p text:style-name="P2"/>
      <text:p text:style-name="P2">Gavin Simpson (University of Regina)</text:p>
      <text:p text:style-name="Standard"/>
      <text:p text:style-name="Standard">To address the increase in both quantity and complexity of available data, <text:span text:style-name="T1">(palaeo)</text:span>ecologists require flexible, robust statistical models, as well as software to perform such analyses. This workshop will focus on how a single tool, the <text:span text:style-name="T2">mgcv</text:span> package for the R language, can be used to fit models to data from a wide range of sources.</text:p>
      <text:p text:style-name="Standard"/>
      <text:p text:style-name="Standard"><text:span text:style-name="T2">mgcv</text:span> is one of the most popular packages for modelling non-linear relationships. However, many users do not know how versatile and powerful a tool it can be. This workshop will focus on teaching participants how to use <text:span text:style-name="T2">mgcv</text:span> <text:span text:style-name="T1">for temporal and </text:span>spatio-temporal <text:span text:style-name="T1">data</text:span> and advanced use of <text:span text:style-name="T2">mgcv</text:span>. The workshop will give par<text:span text:style-name="T1">t</text:span>icipants an understanding of:</text:p>
      <text:p text:style-name="Standard"/>
      <text:list xml:id="list1867139293" text:style-name="L1">
        <text:list-item>
          <text:p text:style-name="P3">practical elements of smoothing theory, with a focus on <text:span text:style-name="T1">what smoothers are and </text:span>why they would choose <text:span text:style-name="T1">among the</text:span> different types of smoother,</text:p>
        </text:list-item>
        <text:list-item>
          <text:p text:style-name="P3">model <text:span text:style-name="T1">fitting, </text:span>checking and selection,</text:p>
        </text:list-item>
        <text:list-item>
          <text:p text:style-name="P4">the range of modelling possibilities using <text:span text:style-name="T2">mgcv</text:span>.</text:p>
        </text:list-item>
      </text:list>
      <text:p text:style-name="P1"/>
      <text:p text:style-name="P2">Throughout the focus will be on using and applying GAMs with real data.</text:p>
      <text:p text:style-name="P1"/>
      <text:p text:style-name="P1">Participants will be assumed to be familiar with the basics of R (loading/manipulating data, functions, and plotting) and regression in R (l<text:span text:style-name="T3">m()</text:span> and <text:span text:style-name="T3">glm()</text:span>). The organizer ha<text:span text:style-name="T1">s</text:span> extensive practical experience with <text:span text:style-name="T1">(palaoe)e</text:span>cological statistics and modelling using <text:span text:style-name="T2">mgcv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3:56:43.630728877</meta:creation-date>
    <dc:date>2018-11-16T14:05:32.413381482</dc:date>
    <meta:editing-duration>PT8M14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1" meta:paragraph-count="9" meta:word-count="213" meta:character-count="1351" meta:non-whitespace-character-count="1150"/>
  </office:meta>
</office:document-meta>
</file>